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normal" style:font-name-asian="Segoe UI" style:font-size-asian="10pt" style:font-weight-asian="normal" style:font-name-complex="Segoe UI" style:font-size-complex="10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1.016cm">
          <draw:text-box>
            <text:p text:style-name="P1"><text:span text:style-name="T1">Holy Gospel</text:span></text:p>
            <text:p text:style-name="P1"><text:span text:style-name="T2">John 1:43–5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146cm" svg:height="6.263cm" svg:x="1.778cm" svg:y="1.016cm">
          <draw:text-box>
            <text:p text:style-name="P4"><text:span text:style-name="T3">43</text:span><text:span text:style-name="T4">The next day Jesus decided to go to Galilee. He found Philip and said to him, “Follow me.” </text:span><text:span text:style-name="T3">44</text:span><text:span text:style-name="T4">Now Philip was from Bethsaida, the city of Andrew and Pet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5.4cm" svg:height="6.604cm" svg:x="1.27cm" svg:y="0.762cm">
          <draw:text-box>
            <text:p text:style-name="P4"><text:span text:style-name="T3">45</text:span><text:span text:style-name="T4">Philip found Nathanael and said to him, “We have found him of whom Moses in the Law and also the prophets wrote, Jesus of Nazareth, the son of Joseph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6" draw:layer="layout" svg:width="25.4cm" svg:height="9.269cm" svg:x="1.27cm" svg:y="0.762cm">
          <draw:text-box>
            <text:p text:style-name="P4"><text:span text:style-name="T3">46</text:span><text:span text:style-name="T4">Nathanael said to him, “Can anything good come out of Nazareth?” Philip said to him, “Come and se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7" draw:layer="layout" svg:width="24.551cm" svg:height="5.18cm" svg:x="1.645cm" svg:y="0.762cm">
          <draw:text-box>
            <text:p text:style-name="P4"><text:span text:style-name="T3">47</text:span><text:span text:style-name="T4">Jesus saw Nathanael coming toward him and said of him, “Behold, an Israelite indeed, in whom there is no deceit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7" draw:layer="layout" svg:width="24.551cm" svg:height="6.475cm" svg:x="1.611cm" svg:y="0.891cm">
          <draw:text-box>
            <text:p text:style-name="P4"><text:span text:style-name="T3"><text:s/></text:span><text:span text:style-name="T3">48</text:span><text:span text:style-name="T4">Nathanael said to him, “How do you know me?” Jesus answered him, “Before Philip called you, when you were under the fig tree, I saw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8" draw:text-style-name="P7" draw:layer="layout" svg:width="24.892cm" svg:height="7.766cm" svg:x="1.524cm" svg:y="0.87cm">
          <draw:text-box>
            <text:p text:style-name="P4"><text:span text:style-name="T3">49</text:span><text:span text:style-name="T4">Nathanael answered him, “Rabbi, you are the Son of God! You are the King of Israel!” </text:span><text:span text:style-name="T3">50</text:span><text:span text:style-name="T4">Jesus answered him, “Because I said to you, ‘I saw you under the fig tree,’ do you believe? You will see greater things than thes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9" draw:text-style-name="P9" draw:layer="layout" svg:width="24.384cm" svg:height="6.75cm" svg:x="1.778cm" svg:y="0.87cm">
          <draw:text-box>
            <text:p text:style-name="P8"><text:span text:style-name="T3">51</text:span><text:span text:style-name="T4">And he said to him, “Truly, truly, I say to you, you will see heaven opened, and the angels of God ascending and descending on the Son of Ma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09:27:04.387000000</meta:creation-date>
    <dc:title>Hymn template</dc:title>
    <meta:editing-duration>PT15M44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11T13:28:12.323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1-15T09:27:04.091000000"/>
  </office:meta>
</office:document-meta>
</file>